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417f" officeooo:paragraph-rsid="001f417f"/>
    </style:style>
    <style:style style:name="P2" style:family="paragraph" style:parent-style-name="Standard">
      <style:text-properties fo:font-weight="bold" officeooo:rsid="001f417f" officeooo:paragraph-rsid="001f417f" style:font-weight-asian="bold" style:font-weight-complex="bold"/>
    </style:style>
    <style:style style:name="P3" style:family="paragraph" style:parent-style-name="Standard">
      <style:text-properties fo:font-weight="bold" officeooo:rsid="001f94e0" officeooo:paragraph-rsid="001f94e0" style:font-weight-asian="bold" style:font-weight-complex="bold"/>
    </style:style>
    <style:style style:name="P4" style:family="paragraph" style:parent-style-name="Standard">
      <style:text-properties fo:font-weight="normal" officeooo:rsid="001f417f" officeooo:paragraph-rsid="001f417f" style:font-weight-asian="normal" style:font-weight-complex="normal"/>
    </style:style>
    <style:style style:name="P5" style:family="paragraph" style:parent-style-name="Standard">
      <style:text-properties fo:font-style="italic" fo:font-weight="normal" officeooo:rsid="0020a65b" officeooo:paragraph-rsid="0020a65b" style:font-style-asian="italic" style:font-weight-asian="normal" style:font-style-complex="italic" style:font-weight-complex="normal"/>
    </style:style>
    <style:style style:name="P6" style:family="paragraph" style:parent-style-name="Standard">
      <style:text-properties fo:font-style="italic" fo:font-weight="normal" officeooo:rsid="0020be57" officeooo:paragraph-rsid="0020be57" style:font-style-asian="italic" style:font-weight-asian="normal" style:font-style-complex="italic" style:font-weight-complex="normal"/>
    </style:style>
    <style:style style:name="P7" style:family="paragraph" style:parent-style-name="Standard">
      <style:text-properties fo:font-style="italic" fo:font-weight="normal" officeooo:rsid="002416f8" officeooo:paragraph-rsid="002416f8" style:font-style-asian="italic" style:font-weight-asian="normal" style:font-style-complex="italic" style:font-weight-complex="normal"/>
    </style:style>
    <style:style style:name="P8" style:family="paragraph" style:parent-style-name="Standard">
      <style:text-properties fo:font-style="italic" fo:font-weight="normal" officeooo:rsid="002598d6" officeooo:paragraph-rsid="002598d6" style:font-style-asian="italic" style:font-weight-asian="normal" style:font-style-complex="italic" style:font-weight-complex="normal"/>
    </style:style>
    <style:style style:name="P9" style:family="paragraph" style:parent-style-name="Standard">
      <style:text-properties fo:font-style="normal" fo:font-weight="normal" officeooo:rsid="0020be57" officeooo:paragraph-rsid="0020be57" style:font-style-asian="normal" style:font-weight-asian="normal" style:font-style-complex="normal" style:font-weight-complex="normal"/>
    </style:style>
    <style:style style:name="P10" style:family="paragraph" style:parent-style-name="Standard" style:list-style-name="L1">
      <style:text-properties fo:font-weight="normal" officeooo:rsid="001f417f" officeooo:paragraph-rsid="001f417f" style:font-weight-asian="normal" style:font-weight-complex="normal"/>
    </style:style>
    <style:style style:name="P11" style:family="paragraph" style:parent-style-name="Standard">
      <style:text-properties fo:font-weight="normal" officeooo:rsid="001f417f" officeooo:paragraph-rsid="001f417f" style:font-weight-asian="normal" style:font-weight-complex="normal"/>
    </style:style>
    <style:style style:name="P12" style:family="paragraph" style:parent-style-name="Standard">
      <style:text-properties fo:font-style="normal" fo:font-weight="normal" officeooo:rsid="0020a65b" officeooo:paragraph-rsid="0020a65b" style:font-style-asian="normal" style:font-weight-asian="normal" style:font-style-complex="normal" style:font-weight-complex="normal"/>
    </style:style>
    <style:style style:name="P13" style:family="paragraph" style:parent-style-name="Standard">
      <style:text-properties fo:font-style="normal" fo:font-weight="normal" officeooo:rsid="0020be57" officeooo:paragraph-rsid="0020a65b" style:font-style-asian="normal" style:font-weight-asian="normal" style:font-style-complex="normal" style:font-weight-complex="normal"/>
    </style:style>
    <style:style style:name="P14" style:family="paragraph" style:parent-style-name="Standard">
      <style:text-properties fo:font-style="normal" fo:font-weight="normal" officeooo:rsid="002598d6" officeooo:paragraph-rsid="002416f8" style:font-style-asian="normal" style:font-weight-asian="normal" style:font-style-complex="normal" style:font-weight-complex="normal"/>
    </style:style>
    <style:style style:name="P15" style:family="paragraph" style:parent-style-name="Standard">
      <style:text-properties fo:font-style="normal" fo:font-weight="normal" officeooo:rsid="00274fc2" officeooo:paragraph-rsid="00274fc2"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20be57" style:font-style-asian="normal" style:font-style-complex="normal"/>
    </style:style>
    <style:style style:name="T3" style:family="text">
      <style:text-properties fo:font-style="normal" officeooo:rsid="002598d6" style:font-style-asian="normal" style:font-style-complex="normal"/>
    </style:style>
    <style:style style:name="T4" style:family="text">
      <style:text-properties officeooo:rsid="002226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Design – Weather Data Distributor</text:p>
      <text:p text:style-name="P1"/>
      <text:p text:style-name="P2">Intro</text:p>
      <text:p text:style-name="P2"/>
      <text:p text:style-name="P4">The distribution system needs to be fast, reliable and efficient. It needs to handle a lot of data and use extrapolation to make the data transferred more reliable and correct.</text:p>
      <text:p text:style-name="P4">At the same time, new data will enter the system as well, which will need to be corrected and distributed during the next tick.</text:p>
      <text:p text:style-name="P4"/>
      <text:p text:style-name="P2">Functionality</text:p>
      <text:p text:style-name="P2"/>
      <text:p text:style-name="P4">The system needs to be able to:</text:p>
      <text:list xml:id="list2270123776" text:style-name="L1">
        <text:list-item>
          <text:p text:style-name="P10">Handle a lot of data</text:p>
        </text:list-item>
        <text:list-item>
          <text:p text:style-name="P10">Correct the data in case it is incorrect data</text:p>
        </text:list-item>
        <text:list-item>
          <text:p text:style-name="P10">Distribute the data over all incoming requests</text:p>
        </text:list-item>
      </text:list>
      <text:p text:style-name="P4"/>
      <text:p text:style-name="P3">Classes</text:p>
      <text:p text:style-name="P3"/>
      <text:p text:style-name="P6">Main class</text:p>
      <text:p text:style-name="P9">Inside the main class, everything will be handled that needs to be done in the correct order.</text:p>
      <text:p text:style-name="P9">To start the distribution process, the main class will start mutliple threads with their own services running. First of all, the data receiver will be started to refresh available data that the weather stations send.</text:p>
      <text:p text:style-name="P9">While the process of receiving runs, the DataImporter will <text:span text:style-name="T4">turn the received XML file into a readable JSON file. Afterwards, the corrector will check the data and correct using extrapolation where needed and then return it to the latest JSON file. Finally, the distributor will send the data to the webserver so that the clients requesting the information will get live information.</text:span></text:p>
      <text:p text:style-name="P3"/>
      <text:p text:style-name="P5">DataImporter</text:p>
      <text:p text:style-name="P12">This class needs to be able to turn the XML format data into JSON data.</text:p>
      <text:p text:style-name="P12"/>
      <text:p text:style-name="P5">DataReceiver</text:p>
      <text:p text:style-name="P5"><text:span text:style-name="T1">This class will continue to listen on the open port. While </text:span><text:span text:style-name="T2">there is no request for new data, all data will be refreshed by this class on its own thread. </text:span></text:p>
      <text:p text:style-name="P13"/>
      <text:p text:style-name="P7">Corrector</text:p>
      <text:p text:style-name="P7"><text:span text:style-name="T1">This class will make sure all the data is correct and </text:span><text:span text:style-name="T3">reliable. First it will load the JSON file into memory, then it will scan and correct data where needed. After this process has been completed it will return the correct data.</text:span></text:p>
      <text:p text:style-name="P14"/>
      <text:p text:style-name="P8">DataSender</text:p>
      <text:p text:style-name="P15">The datasender class will broadcast the data to its listener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2:04:36.070218802</meta:creation-date>
    <dc:date>2019-01-22T14:11:08.270435966</dc:date>
    <meta:editing-duration>PT22M56S</meta:editing-duration>
    <meta:editing-cycles>3</meta:editing-cycles>
    <meta:generator>LibreOffice/6.0.7.3$Linux_X86_64 LibreOffice_project/00m0$Build-3</meta:generator>
    <meta:document-statistic meta:table-count="0" meta:image-count="0" meta:object-count="0" meta:page-count="1" meta:paragraph-count="22" meta:word-count="310" meta:character-count="1770" meta:non-whitespace-character-count="1483"/>
  </office:meta>
</office:document-meta>
</file>